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text-align="start" style:justify-single-word="false"/>
      <style:text-properties fo:color="#ffffff" loext:opacity="100%" fo:font-size="14pt" style:text-underline-style="none" officeooo:rsid="000ccffa" style:font-size-asian="14pt" style:font-size-complex="14pt"/>
    </style:style>
    <style:style style:name="P2" style:family="paragraph" style:parent-style-name="Text_20_body">
      <style:paragraph-properties fo:text-align="start" style:justify-single-word="false"/>
      <style:text-properties fo:color="#ffffff" loext:opacity="100%" fo:font-size="14pt" style:text-underline-style="none" officeooo:rsid="000e846e" officeooo:paragraph-rsid="000e846e" style:font-size-asian="14pt" style:font-size-complex="14pt"/>
    </style:style>
    <style:style style:name="P3" style:family="paragraph" style:parent-style-name="Text_20_body">
      <style:paragraph-properties fo:text-align="start" style:justify-single-word="false"/>
      <style:text-properties fo:color="#ffffff" loext:opacity="100%" fo:font-size="14pt" style:text-underline-style="none" officeooo:rsid="000ccffa" officeooo:paragraph-rsid="000e846e" fo:background-color="transparent" style:font-size-asian="14pt" style:font-size-complex="14pt"/>
    </style:style>
    <style:style style:name="P4" style:family="paragraph" style:parent-style-name="Text_20_body">
      <style:paragraph-properties fo:margin-top="0cm" fo:margin-bottom="0cm" style:contextual-spacing="false" fo:text-align="start" style:justify-single-word="false"/>
      <style:text-properties fo:color="#ffffff" loext:opacity="100%" fo:font-size="14pt" style:text-underline-style="none" officeooo:rsid="000e846e" officeooo:paragraph-rsid="000e846e" fo:background-color="transparent" style:font-size-asian="14pt" style:font-size-complex="14pt"/>
    </style:style>
    <style:style style:name="P5" style:family="paragraph" style:parent-style-name="Text_20_body">
      <style:paragraph-properties fo:text-align="start" style:justify-single-word="false"/>
      <style:text-properties fo:font-size="14pt" officeooo:rsid="000e846e" officeooo:paragraph-rsid="000e846e" style:font-size-asian="14pt" style:font-size-complex="14pt"/>
    </style:style>
    <style:style style:name="P6" style:family="paragraph" style:parent-style-name="Text_20_body">
      <style:paragraph-properties fo:margin-left="0cm" fo:margin-right="0cm" fo:text-align="start" style:justify-single-word="false" fo:text-indent="0cm" style:auto-text-indent="false" style:writing-mode="lr-tb"/>
      <style:text-properties fo:font-size="14pt" fo:background-color="transparent" style:font-size-asian="14pt" style:font-size-complex="14pt"/>
    </style:style>
    <style:style style:name="T1" style:family="text">
      <style:text-properties officeooo:rsid="000e846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Yasser SABAR</text:p>
      <text:p text:style-name="P4">Wissem CHBINOU</text:p>
      <text:p text:style-name="P4">Noam VELLA</text:p>
      <text:p text:style-name="P3"/>
      <text:p text:style-name="P3"><text:span text:style-name="T1">Nous avons réalisé le projet Cyber Path, Un jeu avec une grille, des <text:s/>robots et des cibles, le programme donne un robot et une cible aléatoirement et les joueurs doivent trouver le chemin le plus court pour gagner un maximum de points</text:span></text:p>
      <text:p text:style-name="P3"/>
      <text:p text:style-name="P3">Tout d’abord nous avons réparti les tâches en trois, chacun avait pris une tâche où il se sentait le plus à l'aise. Nous travaillons majoritairement chez nous, dans notre coin, et nous faisons un call tous les deux jours afin de discuter de là où nous en étions. Lors de ces calls, si l'un de nous rencontrait un problème, nous nous y mettions à trois afin de le résoudre au plus vite. L’ambiance du groupe était parfaite.</text:p>
      <text:p text:style-name="P5"/>
      <text:p text:style-name="P6">De plus, chaque semaine, nous nous retrouvions à l'école afin de tester le code sur les ordinateurs de l'école et nous continuions de travailler directement ensemble à l'école. Pendant ces sessions à l'école, nous avons pu vérifier la compatibilité de notre jeu avec différents systèmes d'exploitation et optimiser les performances. Chacun de nous apportait de nouvelles idées et des améliorations, ce qui a rendu notre jeu encore plus captivant.</text:p>
      <text:p text:style-name="P1"><text:s/></text:p>
      <text:p text:style-name="P2">Nous avons rencontré deux problèmes lors de la programmation du projet, la grille et les déplacements. Dans un premier temps, le placement des cibles dans la grille sans que les cibles se collent semblait être difficile, mais finalement nous avons trouvé une solution, dans la matrice, autour de la cible nous mettons un chiffre qui marque impossibilité de placement de cible a ces coordonnées (dans notre projet, c’est le chiffre 8). dans un second, la fonction déplacement était difficile à réaliser, jusqu’à qu’on réalise que pour chaque déplacement on fixe une limite max <text:s/>de déplacement qui est le mur de la grille et si je ne trouve pas d’obstacle je vais jusqu’au mur sinon, vu que je vérifie s’il y a des obstacles du mur jus qu’au robot, il me donnera l’obstacle le plus proche et je me placerai dans la case qui la précède</text:p>
      <text:p text:style-name="P2"/>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fo:background-color="#111111" style:writing-mode="lr-tb" style:layout-grid-color="#c0c0c0" style:layout-grid-lines="20" style:layout-grid-base-height="0.706cm" style:layout-grid-ruby-height="0.353cm" style:layout-grid-mode="none" style:layout-grid-ruby-below="false" style:layout-grid-print="false" style:layout-grid-display="false" draw:fill="solid" draw:fill-color="#111111"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111111" draw:opacity="100%"/>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1T08:34:34.920000000</meta:creation-date>
    <meta:generator>LibreOffice/7.6.0.3$Windows_X86_64 LibreOffice_project/69edd8b8ebc41d00b4de3915dc82f8f0fc3b6265</meta:generator>
    <dc:date>2024-05-26T19:05:45.695000000</dc:date>
    <meta:editing-duration>PT5H47M32S</meta:editing-duration>
    <meta:editing-cycles>7</meta:editing-cycles>
    <meta:document-statistic meta:table-count="0" meta:image-count="0" meta:object-count="0" meta:page-count="1" meta:paragraph-count="8" meta:word-count="339" meta:character-count="1971" meta:non-whitespace-character-count="1636"/>
  </office:meta>
</office:document-meta>
</file>